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335" officeooo:paragraph-rsid="000993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running for the first time:</text:p>
      <text:p text:style-name="P1"/>
      <text:p text:style-name="P1">- change party names in data/parties.csv</text:p>
      <text:p text:style-name="P1">- set up MySQL database, create database elections, user elector, password frufru</text:p>
      <text:p text:style-name="P1">- run installation.p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9T13:02:17.895360083</meta:creation-date>
    <meta:generator>LibreOffice/6.4.7.2$Linux_X86_64 LibreOffice_project/40$Build-2</meta:generator>
    <dc:date>2023-08-09T13:03:40.382086793</dc:date>
    <meta:editing-duration>PT1M22S</meta:editing-duration>
    <meta:editing-cycles>1</meta:editing-cycles>
    <meta:document-statistic meta:table-count="0" meta:image-count="0" meta:object-count="0" meta:page-count="1" meta:paragraph-count="4" meta:word-count="27" meta:character-count="174" meta:non-whitespace-character-count="151"/>
  </office:meta>
</office:document-meta>
</file>